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24pt" style:font-size-asian="24pt" style:font-size-complex="2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7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list-style-name="L3">
      <style:text-properties fo:font-size="14pt" style:font-size-asian="14pt" style:font-size-complex="14pt"/>
    </style:style>
    <style:style style:name="P7" style:family="paragraph" style:parent-style-name="Standard" style:list-style-name="L4">
      <style:text-properties fo:font-size="14pt" style:font-size-asian="14pt" style:font-size-complex="14pt"/>
    </style:style>
    <style:style style:name="P8" style:family="paragraph" style:parent-style-name="Standard" style:list-style-name="L5">
      <style:text-properties fo:font-size="14pt" style:font-size-asian="14pt" style:font-size-complex="14pt"/>
    </style:style>
    <style:style style:name="P9" style:family="paragraph" style:parent-style-name="Standard" style:list-style-name="L4"/>
    <style:style style:name="P10" style:family="paragraph" style:parent-style-name="Standard" style:list-style-name="L8"/>
    <style:style style:name="P11" style:family="paragraph" style:parent-style-name="Standard" style:list-style-name="L13"/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fo:font-size="16pt" fo:letter-spacing="normal" fo:font-style="normal" fo:font-weight="normal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Sprawozdanie z wykonania projektu</text:p>
      <text:p text:style-name="P2"><text:span text:style-name="T1"/></text:p>
      <text:p text:style-name="P2"><text:span text:style-name="T1"/></text:p>
      <text:p text:style-name="P2"><text:span text:style-name="T1">Przedmiot: Sieci Komputerowe 2 – laboratoria</text:span></text:p>
      <text:p text:style-name="P1"><text:span text:style-name="T1">Prowadzący: </text:span><text:span text:style-name="T2">mgr inż. Michał Boroń</text:span><text:span text:style-name="T1"> </text:span></text:p>
      <text:p text:style-name="P1"><text:span text:style-name="T1">Temat projektu: Zdalne zamykanie systemów operacyjnych </text:span></text:p>
      <text:p text:style-name="Standard"><text:span text:style-name="T4">Autor: Oskar Urbaniak nr indeksu – 127273</text:span></text:p>
      <text:p text:style-name="Standard"><text:span text:style-name="T4"/></text:p>
      <text:p text:style-name="Standard"><text:span text:style-name="T4">1. Opis protokołu komunikacyjnego: </text:span></text:p>
      <text:p text:style-name="Standard"><text:span text:style-name="T4"/></text:p>
      <text:p text:style-name="Standard"><text:span text:style-name="T5">W projekcie został użyty protokół TCP, <text:s/>działający w architekturze klient-serwer. Serwer oczekuje na połączenie od klientów na określonym porcie. Protokół TCP zapewnia przesłanie pakietów w całości, zachowuje kolejność FIFO oraz ich nie duplikuje.</text:span></text:p>
      <text:p text:style-name="Standard"><text:span text:style-name="T5"/></text:p>
      <text:p text:style-name="Standard"><text:span text:style-name="T4">2. Opis implementacji projektu:</text:span></text:p>
      <text:p text:style-name="Standard"><text:span text:style-name="T4"/></text:p>
      <text:p text:style-name="P5"><text:span text:style-name="T3">Projekt został podzielony zgodnie z założeniem na dwie części:</text:span></text:p>
      <text:p text:style-name="P5"><text:span text:style-name="T3"/></text:p>
      <text:list xml:id="list7695674555417168766" text:style-name="L3">
        <text:list-item>
          <text:p text:style-name="P6"><text:span text:style-name="T3">Serwer – zrealizowany w języku C++:</text:span></text:p>
        </text:list-item>
      </text:list>
      <text:list xml:id="list3371718342978451022" text:style-name="L4">
        <text:list-item>
          <text:list>
            <text:list-item>
              <text:p text:style-name="P9"><text:span text:style-name="T5">serwer korzysta z API BSD sockets,</text:span></text:p>
            </text:list-item>
            <text:list-item>
              <text:p text:style-name="P7"><text:span text:style-name="T3">serwer jest wielowątkowy, każde połączenie jest obsługiwanie przez osobny wątek,</text:span></text:p>
            </text:list-item>
            <text:list-item>
              <text:p text:style-name="P7"><text:span text:style-name="T3">serwer zapewnia przesył komunikatów między podłączonymi klientami,</text:span></text:p>
            </text:list-item>
            <text:list-item>
              <text:p text:style-name="P7"><text:span text:style-name="T3">serwer przechowuje dane dotyczące podłączonych klientów (ich adresy IP oraz socket).</text:span></text:p>
            </text:list-item>
          </text:list>
        </text:list-item>
      </text:list>
      <text:p text:style-name="P5"><text:span text:style-name="T3"/></text:p>
      <text:list xml:id="list23534415" text:continue-list="list7695674555417168766" text:style-name="L3">
        <text:list-item>
          <text:p text:style-name="P6"><text:span text:style-name="T3">Klient <text:s/>- zrelizowany w języku Python:</text:span></text:p>
        </text:list-item>
      </text:list>
      <text:list xml:id="list1869868454875886183" text:style-name="L5">
        <text:list-item>
          <text:p text:style-name="P8"><text:span text:style-name="T3">GUI wykonane przy pomocy bliblioteki Tkinter</text:span></text:p>
        </text:list-item>
        <text:list-item>
          <text:p text:style-name="P8"><text:span text:style-name="T3">klient posiada wątek, który odbiera komunikat od serwera, główna część programu służy do wysyłania komunikatów</text:span></text:p>
        </text:list-item>
        <text:list-item>
          <text:p text:style-name="P8"><text:span text:style-name="T3">klient może zostać włączony w dwóch trybach podawane jako argument:</text:span></text:p>
          <text:list>
            <text:list-item>
              <text:p text:style-name="P8"><text:span text:style-name="T3">flaga permission 1 – klient nie posiada uprawnień do wyłączania</text:span></text:p>
            </text:list-item>
            <text:list-item>
              <text:p text:style-name="P8"><text:span text:style-name="T3">inna liczba całkowita – klient posiada uprawnienia do wyłączania</text:span></text:p>
            </text:list-item>
          </text:list>
        </text:list-item>
        <text:list-item>
          <text:p text:style-name="P8"><text:span text:style-name="T3">klient ma możliwość wyłączenia dowolnego innego klienta (także siebie), jeżeli zna socket na którym jest on połączony z serwerem</text:span></text:p>
        </text:list-item>
        <text:list-item>
          <text:p text:style-name="P8"><text:span text:style-name="T3">klient może wyświetlić liczbę podłączonych klientów do serwera</text:span></text:p>
        </text:list-item>
        <text:list-item>
          <text:p text:style-name="P8"><text:span text:style-name="T3">do wpisania nr socketu służy pole socket_entry, do jego wyczyszczenia służy button "wyczyść"</text:span></text:p>
        </text:list-item>
      </text:list>
      <text:p text:style-name="P5"><text:span text:style-name="T3"/></text:p>
      <text:p text:style-name="Standard"><text:span text:style-name="T4"/></text:p>
      <text:p text:style-name="P1"><text:soft-page-break/><text:span text:style-name="T1">3. Opis kompliacji i uruchomienia projektu:</text:span></text:p>
      <text:p text:style-name="P1"><text:span text:style-name="T1"/></text:p>
      <text:p text:style-name="P3">Numer portu – 1234</text:p>
      <text:p text:style-name="P3">Nazwa hosta – polecenie konsolowe hostname</text:p>
      <text:p text:style-name="P3">Flaga permission – 1 = proces "zombie", inna liczba = proces z uprawnieniami</text:p>
      <text:list xml:id="list7472968695081587972" text:style-name="L7">
        <text:list-item>
          <text:p text:style-name="P4">Serwer (niezbędny jest przełącznik -pthread):</text:p>
        </text:list-item>
      </text:list>
      <text:list xml:id="list5759250305950457905" text:style-name="L13">
        <text:list-item>
          <text:list>
            <text:list-item>
              <text:p text:style-name="P11"><text:span text:style-name="T5">g++ -pthread nazwa_serwera.cpp -o nazwa</text:span></text:p>
            </text:list-item>
          </text:list>
        </text:list-item>
      </text:list>
      <text:list xml:id="list23536169" text:continue-list="list7472968695081587972" text:style-name="L7">
        <text:list-item>
          <text:p text:style-name="P4">Klient (wymaga trzech argumentów: nazwy hosta serwera, nr portu, flagi permission):</text:p>
        </text:list-item>
      </text:list>
      <text:list xml:id="list3767598137318752773" text:style-name="L8">
        <text:list-item>
          <text:list>
            <text:list-item>
              <text:p text:style-name="P10"><text:span text:style-name="T5">python3 nazwa_klienta.py nazwa_hosta nr_portu flaga</text:span></text:p>
            </text:list-item>
          </text:list>
        </text:list-item>
      </text:list>
      <text:p text:style-name="Standard"><text:span text:style-name="T5"/></text:p>
      <text:p text:style-name="Standard"><text:span text:style-name="T5"/></text:p>
      <text:p text:style-name="Standard"><text:span text:style-name="T5"><text:tab/><text:tab/></text:span></text:p>
      <text:p text:style-name="P3"/>
      <text:p text:style-name="P1"><text:span text:style-name="T1"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26S</meta:editing-duration>
    <meta:editing-cycles>3</meta:editing-cycles>
    <meta:generator>OpenOffice/4.1.4$Win32 OpenOffice.org_project/414m5$Build-9788</meta:generator>
    <dc:date>2019-10-25T03:31:51.91</dc:date>
    <meta:document-statistic meta:table-count="0" meta:image-count="0" meta:object-count="0" meta:page-count="2" meta:paragraph-count="33" meta:word-count="287" meta:character-count="1974"/>
    <dc:creator>Oskar Urbaniak</dc:creator>
    <meta:user-defined meta:name="Info 1"/>
    <meta:user-defined meta:name="Info 2"/>
    <meta:user-defined meta:name="Info 3"/>
    <meta:user-defined meta:name="Info 4"/>
  </office:meta>
</office:document-meta>
</file>